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erif2" svg:font-family="'Liberation Serif', 'Times New Roman'" style:font-family-generic="roman"/>
    <style:font-face style:name="Noto Sans CJK SC1" svg:font-family="'Noto Sans CJK SC'" style:font-pitch="variable"/>
    <style:font-face style:name="Noto Sans Hebrew" svg:font-family="'Noto Sans Hebrew'" style:font-pitch="variable"/>
    <style:font-face style:name="0" svg:font-family="0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Hebrew1" svg:font-family="'Noto Sans Hebr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paragraph-properties style:writing-mode="lr-tb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paragraph-properties style:writing-mode="lr-tb"/>
      <style:text-properties fo:font-style="italic" style:font-style-asian="italic" style:font-style-complex="italic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text-properties fo:font-style="normal" style:font-style-asian="normal" style:font-style-complex="normal"/>
    </style:style>
    <style:style style:name="P11" style:family="paragraph">
      <style:paragraph-properties style:writing-mode="lr-tb"/>
      <style:text-properties fo:font-style="normal" style:font-style-asian="normal" style:font-style-complex="normal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.5cm" fo:margin-bottom="0cm"/>
    </style:style>
    <style:style style:name="P14" style:family="paragraph">
      <loext:graphic-properties draw:fill="none" draw:fill-color="#ffffff"/>
    </style:style>
    <style:style style:name="P15" style:family="paragraph">
      <style:text-properties style:font-name="0" style:font-name-complex="0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style:paragraph-properties fo:margin-left="0cm" fo:margin-right="0cm" fo:line-height="100%" fo:text-indent="0cm"/>
    </style:style>
    <style:style style:name="P18" style:family="paragraph"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ba2121" style:font-name="0" style:font-name-complex="0"/>
    </style:style>
    <style:style style:name="T7" style:family="text">
      <style:text-properties fo:color="#008000" style:font-name="0" style:font-name-complex="0" style:font-weight-complex="bold"/>
    </style:style>
    <style:style style:name="T8" style:family="text">
      <style:text-properties fo:color="#666666" style:font-name="0" style:font-name-complex="0"/>
    </style:style>
    <style:style style:name="T9" style:family="text">
      <style:text-properties fo:color="#008000" style:font-name="0" style:font-name-complex="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 text:style-name="P1"><text:span text:style-name="T1">Puppet Intermediate</text:span></text:p>
            <text:p text:style-name="P1"><text:span text:style-name="T1">Mark Veltzer</text:span></text:p>
            <text:p text:style-name="P1"><text:span text:style-name="T2">&lt;mark.veltzer@gmail.com&gt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 text:style-name="P1">Why configuration management?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What is configuration mgmt?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2">“</text:span><text:span text:style-name="T2">ensuring that all software and hardware assets which a company owns are known and tracked at all times”</text:span></text:p>
              </text:list-item>
              <text:list-item>
                <text:p text:style-name="P7"><text:span text:style-name="T3">The cloud enabled us to easily deploy large scale system on dozens, hundreds or even thousands of machines.</text:span></text:p>
              </text:list-item>
              <text:list-item>
                <text:p text:style-name="P7"><text:span text:style-name="T3">Now we have to make sure that they are deployed correctly, up, patched, upgraded and destroyed correctly.</text:span></text:p>
              </text:list-item>
              <text:list-item>
                <text:p text:style-name="P7"><text:span text:style-name="T3">We use to do that for a couple of machines, manually</text:span></text:p>
              </text:list-item>
              <text:list-item>
                <text:p text:style-name="P7"><text:span text:style-name="T3">Now we do it for many more, automatically.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The process</text:p>
          </draw:text-box>
        </draw:frame>
        <draw:frame presentation:style-name="pr4" draw:text-style-name="P11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3">Imagine starting with a single instance machine which has a web server + database on it.</text:span></text:p>
              </text:list-item>
              <text:list-item>
                <text:p text:style-name="P10"><text:span text:style-name="T3">Now you want to split the database to a separate server.</text:span></text:p>
              </text:list-item>
              <text:list-item>
                <text:p text:style-name="P10"><text:span text:style-name="T3">Now the traffic increases and you need more web servers.</text:span></text:p>
              </text:list-item>
              <text:list-item>
                <text:p text:style-name="P10"><text:span text:style-name="T3">Later you need a shared memory cluster to cache data from the database.</text:span></text:p>
              </text:list-item>
              <text:list-item>
                <text:p text:style-name="P10"><text:span text:style-name="T3">Now you need to add debugging features to all you web servers.</text:span></text:p>
              </text:list-item>
              <text:list-item>
                <text:p text:style-name="P10"><text:span text:style-name="T4">Imagine doing this with 3 servers</text:span></text:p>
              </text:list-item>
              <text:list-item>
                <text:p text:style-name="P10"><text:span text:style-name="T4">Now close your eyes and imagine doing it with 1000+ servers.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Features you need from a configuration management syste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peed</text:p>
              </text:list-item>
              <text:list-item>
                <text:p>Consistency</text:p>
              </text:list-item>
              <text:list-item>
                <text:p>Repeatability</text:p>
              </text:list-item>
              <text:list-item>
                <text:p>Reduction of chance of human error.</text:p>
              </text:list-item>
              <text:list-item>
                <text:p>Increase effectiveness of IT personnel.</text:p>
              </text:list-item>
              <text:list-item>
                <text:p>Reduce cost in managing infrastructure.</text:p>
              </text:list-item>
              <text:list-item>
                <text:p>Easy error reporting and correction.</text:p>
              </text:list-item>
              <text:list-item>
                <text:p><text:span text:style-name="T1">In general: make your life easie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 text:style-name="P1">Why use Puppet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at is puppet? (general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pen-source IT automation tool</text:p>
              </text:list-item>
              <text:list-item>
                <text:p>Written in Ruby</text:p>
              </text:list-item>
              <text:list-item>
                <text:p>Declarative as opposed to imperative (will be discussed later).</text:p>
              </text:list-item>
              <text:list-item>
                <text:p>Extensible.</text:p>
              </text:list-item>
              <text:list-item>
                <text:p>Has a large community supporting it.</text:p>
              </text:list-item>
              <text:list-item>
                <text:p>Has a large collection of modules already coded at puppetforge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uppet is exensib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uppet is written in Ruby.</text:p>
              </text:list-item>
              <text:list-item>
                <text:p>It main components are Ruby objects.</text:p>
              </text:list-item>
              <text:list-item>
                <text:p text:style-name="P13">Allows for extensions to write new modules, resources and more to enrich it’s capabilities.</text:p>
              </text:list-item>
              <text:list-item>
                <text:p text:style-name="P13">Extensions are done in Ruby which is an elegant object oriented language and so does not require very savvy programmers and has an easy learning curve.</text:p>
              </text:list-item>
              <text:list-item>
                <text:p text:style-name="P13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y use puppet (features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ustomize policies for each machine based on local data and tags</text:p>
              </text:list-item>
              <text:list-item>
                <text:p>Hides OS specific differences.</text:p>
              </text:list-item>
              <text:list-item>
                <text:p>Good error reporting if stuff go wrong on all/some of the machines.</text:p>
              </text:list-item>
              <text:list-item>
                <text:p>Each machine executes the actions given to it independently without regard to other machines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y use puppet (features)</text:p>
          </draw:text-box>
        </draw:frame>
        <draw:frame presentation:style-name="pr4" draw:layer="layout" svg:width="25.199cm" svg:height="9.134cm" svg:x="1.5cm" svg:y="3.585cm" presentation:class="outline" presentation:user-transformed="true">
          <draw:text-box>
            <text:list text:style-name="L2">
              <text:list-item>
                <text:p>Can handle complex order of operations</text:p>
              </text:list-item>
              <text:list-item>
                <text:p>Large and active community of users</text:p>
              </text:list-item>
              <text:list-item>
                <text:p>IRC channel/mailing list → get help 24/7</text:p>
              </text:list-item>
              <text:list-item>
                <text:p>puppetforge</text:p>
                <text:list>
                  <text:list-item>
                    <text:p>Large (~6000) modules that handle almost any task you can think of</text:p>
                  </text:list-item>
                  <text:list-item>
                    <text:p>Good way to understand “how do others handle that problem”</text:p>
                  </text:list-item>
                  <text:list-item>
                    <text:p>Saves you the need to write your own extensions to puppet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Why not just write a shell scripts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f you have just a few commands maybe a shell script is the way to go.</text:p>
              </text:list-item>
              <text:list-item>
                <text:p>But if you have hundreds?</text:p>
              </text:list-item>
              <text:list-item>
                <text:p>And you need to adapt them to all existing operating systems?</text:p>
              </text:list-item>
              <text:list-item>
                <text:p>And check shell versions?</text:p>
              </text:list-item>
              <text:list-item>
                <text:p>And do shell error checking which is a mess?</text:p>
              </text:list-item>
              <text:list-item>
                <text:p>And keep everything idempotent?</text:p>
              </text:list-item>
              <text:list-item>
                <text:p>And report via network to a central control?</text:p>
              </text:list-item>
              <text:list-item>
                <text:p><text:span text:style-name="T1">Forget about i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Maybe python will help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ure, you will get better error checking.</text:p>
              </text:list-item>
              <text:list-item>
                <text:p>But you will slowly build a library of stuff you already know how to do.</text:p>
              </text:list-item>
              <text:list-item>
                <text:p>And ask more people to help you out.</text:p>
              </text:list-item>
              <text:list-item>
                <text:p>This is exactly what puppet is (albeit in Ruby)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 text:style-name="P1">Declarative vs imperative styles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eclarative vs imperativ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mperative programming: you describe the steps to take to achieve a desired state. The machine follows your steps precisely.</text:p>
              </text:list-item>
              <text:list-item>
                <text:p>Declarative: you describe the desired state, and not the steps it takes to get you there. The machine find the right way to reach that state.</text:p>
              </text:list-item>
              <text:list-item>
                <text:p>Declarative allows the makers of the tool to evolve their state reaching algorithm with time.</text:p>
              </text:list-item>
              <text:list-item>
                <text:p>Declarative saves you all the bugs that come with imperative programming.</text:p>
              </text:list-item>
              <text:list-item>
                <text:p>Many tools in the devops space are declarative: terraform, cloud formation, puppet</text:p>
              </text:list-item>
              <text:list-item>
                <text:p>Others are imperative: chef</text:p>
              </text:list-item>
              <text:list-item>
                <text:p>Some are a combination: ansible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Imperative examp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ost programming languages are an example of imperative programming.</text:p>
              </text:list-item>
              <text:list-item>
                <text:p>Imagine the following command:</text:p>
                <text:list>
                  <text:list-item>
                    <text:p>Shell: echo hello &gt;&gt; filename</text:p>
                  </text:list-item>
                </text:list>
              </text:list-item>
              <text:list-item>
                <text:p>Are it’s results the same if you run it one two or three times?</text:p>
              </text:list-item>
              <text:list-item>
                <text:p><text:span text:style-name="T1">No they are not.</text:span></text:p>
              </text:list-item>
              <text:list-item>
                <text:p><text:span text:style-name="T5">Lets fix it:</text:span></text:p>
                <text:list>
                  <text:list-item>
                    <text:p><text:span text:style-name="T5">Shell: echo hello &gt; filename</text:span></text:p>
                  </text:list-item>
                </text:list>
              </text:list-item>
              <text:list-item>
                <text:p><text:span text:style-name="T5">So can we write code that will produce the same results every time it runs? Sure we can. </text:span><text:span text:style-name="T1">It’s just harder to do.</text:span></text:p>
              </text:list-item>
              <text:list-item>
                <text:p><text:span text:style-name="T5">This is what we mean when we say that imperative programming can have bugs if we wish to reach a certain state no matter what the current state is and no matter if we run the code more than one tim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Idempotenc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n idempotent operation is <text:span text:style-name="T1">one that achieves the same results every time it runs</text:span></text:p>
              </text:list-item>
              <text:list-item>
                <text:p><text:span text:style-name="T5">Regardless of-</text:span></text:p>
                <text:list>
                  <text:list-item>
                    <text:p><text:span text:style-name="T5">the state of the system before it is run.</text:span></text:p>
                  </text:list-item>
                  <text:list-item>
                    <text:p><text:span text:style-name="T5">Whether it was interrupted and the run again.</text:span></text:p>
                  </text:list-item>
                  <text:list-item>
                    <text:p><text:span text:style-name="T5">Whether it was run several times.</text:span></text:p>
                  </text:list-item>
                </text:list>
              </text:list-item>
              <text:list-item>
                <text:p><text:span text:style-name="T5">All operations in puppet are written so that they are idempoten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The declarative approach to configuration manageme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You describe the state you want your systems to be in → this is the declarative part:</text:p>
                <text:list>
                  <text:list-item>
                    <text:p>What users you want</text:p>
                  </text:list-item>
                  <text:list-item>
                    <text:p>What packages you want installed</text:p>
                  </text:list-item>
                  <text:list-item>
                    <text:p>What services you want running</text:p>
                  </text:list-item>
                  <text:list-item>
                    <text:p>What security patches you want installed</text:p>
                  </text:list-item>
                  <text:list-item>
                    <text:p>And more like those</text:p>
                  </text:list-item>
                </text:list>
              </text:list-item>
              <text:list-item>
                <text:p>Now you press “go” and the tool will bring your systems to their desired states from whatever states they are in</text:p>
              </text:list-item>
              <text:list-item>
                <text:p>The systems do not all have to be at the same starting state to begin with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Declarative examp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is is a puppet resource declaration for the user <text:span text:style-name="T1">joe</text:span></text:p>
              </text:list-item>
              <text:list-item>
                <text:p>It will ensure that the</text:p>
                <text:p>user exists and has all the</text:p>
                <text:p>right properties</text:p>
              </text:list-item>
              <text:list-item>
                <text:p>It does not, however, explain</text:p>
                <text:p>how to do all of these things. </text:p>
              </text:list-item>
            </text:list>
          </draw:text-box>
        </draw:frame>
        <draw:frame draw:style-name="gr2" draw:text-style-name="P14" draw:layer="layout" svg:width="7.874cm" svg:height="0.962cm" svg:x="17.018cm" svg:y="5.588cm">
          <draw:text-box>
            <text:p/>
          </draw:text-box>
        </draw:frame>
        <draw:frame draw:style-name="gr2" draw:text-style-name="P14" draw:layer="layout" svg:width="9.398cm" svg:height="6.299cm" svg:x="16.002cm" svg:y="5.334cm">
          <draw:text-box>
            <text:p text:style-name="P15">user { <text:span text:style-name="T6">'joe'</text:span>:</text:p>
            <text:p text:style-name="P15">            <text:span text:style-name="T7">ensure</text:span> <text:span text:style-name="T8">=&gt;</text:span> present,</text:p>
            <text:p text:style-name="P15">            uid <text:span text:style-name="T8">=&gt;</text:span> <text:span text:style-name="T8">2000</text:span>,</text:p>
            <text:p text:style-name="P15">            gid <text:span text:style-name="T8">=&gt;</text:span> <text:span text:style-name="T8">10</text:span>,</text:p>
            <text:p text:style-name="P15">            comment <text:span text:style-name="T8">=&gt;</text:span> <text:span text:style-name="T6">'Joe User'</text:span>,</text:p>
            <text:p text:style-name="P15">            managehome <text:span text:style-name="T8">=&gt;</text:span> <text:span text:style-name="T9">true</text:span>,</text:p>
            <text:p text:style-name="P15">}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1">Installing puppet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6" draw:layer="layout" svg:width="25.199cm" svg:height="3.473cm" svg:x="1.4cm" svg:y="0.206cm" presentation:class="title" presentation:user-transformed="true">
          <draw:text-box>
            <text:p>Installing on Ubuntu from Ubuntu repository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Recent Ubuntu releases have puppet in their repositories</text:p>
              </text:list-item>
              <text:list-item>
                <text:p>To install the client use:</text:p>
                <text:list>
                  <text:list-item>
                    <text:p text:style-name="P16">shell: sudo apt install puppet</text:p>
                  </text:list-item>
                </text:list>
              </text:list-item>
              <text:list-item>
                <text:p text:style-name="P17">To install the master use:</text:p>
                <text:list>
                  <text:list-item>
                    <text:p text:style-name="P17">shell: sudo apt install puppetmaster</text:p>
                  </text:list-item>
                </text:list>
              </text:list-item>
              <text:list-item>
                <text:p text:style-name="P18">Version in Ubuntu is currently 5.5 which is latest (10/20)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Installing on Ubuntu from official puppet repositori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get <text:a xlink:href="https://apt.puppetlabs.com/puppet6-release-focal.deb" xlink:type="simple">https://apt.puppetlabs.com/puppet6-release-focal.deb</text:a></text:p>
              </text:list-item>
              <text:list-item>
                <text:p>sudo dpkg -i puppet5-release-focal.deb</text:p>
              </text:list-item>
              <text:list-item>
                <text:p>sudo apt update</text:p>
              </text:list-item>
              <text:list-item>
                <text:p>gpg --keyserver pgp.mit.edu --recv-key 7F438280EF8D349F</text:p>
              </text:list-item>
              <text:list-item>
                <text:p>Version of puppet: 6.0</text:p>
              </text:list-item>
              <text:list-item>
                <text:p>Installing this package only installs access to the puppet repository and gpg key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Comparing ways of installing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What happens on the master when you install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 service called puppet will be installed and enabled on the master machine.</text:p>
                <text:list>
                  <text:list-item>
                    <text:p>Shell: ps -ef | grep puppet</text:p>
                  </text:list-item>
                  <text:list-item>
                    <text:p>Shell: /usr/bin/ruby /usr/bin/puppet maste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erif2" svg:font-family="'Liberation Serif', 'Times New Roman'" style:font-family-generic="roman"/>
    <style:font-face style:name="Noto Sans CJK SC1" svg:font-family="'Noto Sans CJK SC'" style:font-pitch="variable"/>
    <style:font-face style:name="Noto Sans Hebrew" svg:font-family="'Noto Sans Hebrew'" style:font-pitch="variable"/>
    <style:font-face style:name="0" svg:font-family="0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Hebrew1" svg:font-family="'Noto Sans Hebrew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e" style:country-complex="IL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#ffffff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Hebrew1" style:font-family-complex="'Noto Sans Hebrew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opacity="100%" draw:opacity-name="Transparency_20_1" draw:shadow-offset-x="0.203cm" draw:shadow-offset-y="0.203cm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F" style:font-family-generic-asian="roman" style:font-size-asian="12pt" style:language-asian="he" style:country-asian="IL" style:font-size-complex="12pt"/>
    </style:style>
    <style:style style:name="Index" style:family="graphic">
      <style:paragraph-properties style:text-autospace="none"/>
      <style:text-properties style:font-name-asian="Liberation Serif2" style:font-family-asian="'Liberation Serif', 'Times New Roman'" style:font-family-generic-asian="roman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iberation Serif2" style:font-family-asian="'Liberation Serif', 'Times New Roman'" style:font-family-generic-asian="roman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iberation Serif2" style:font-family-asian="'Liberation Serif', 'Times New Roman'" style:font-family-generic-asian="roman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Hebrew" style:font-family-asian="'Noto Sans Hebrew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Hebrew1" style:font-family-complex="'Noto Sans Hebrew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Hebrew1" style:font-family-complex="'Noto Sans Hebrew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Hebrew1" style:font-family-complex="'Noto Sans Hebrew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Hebrew1" style:font-family-complex="'Noto Sans Hebrew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7T21:22:54.629244645</meta:creation-date>
    <dc:date>2020-10-18T06:17:54.574614220</dc:date>
    <meta:editing-duration>PT2H26M24S</meta:editing-duration>
    <meta:editing-cycles>43</meta:editing-cycles>
    <meta:generator>LibreOffice/6.4.6.2$Linux_X86_64 LibreOffice_project/40$Build-2</meta:generator>
    <meta:document-statistic meta:object-count="110"/>
  </office:meta>
</office:document-meta>
</file>